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image1.jpeg"/>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Times New Roman" svg:font-family="Times New Roman" style:font-family-generic="roman" style:font-pitch="variable"/>
    <style:font-face style:name="Tahoma" svg:font-family="Tahoma" style:font-family-generic="swiss" style:font-pitch="variable"/>
    <style:font-face style:name="Consolas" svg:font-family="Consolas" style:font-family-generic="modern" style:font-pitch="fixed"/>
    <style:font-face style:name="BGNPI P+ Century" svg:font-family="BGNPI P+ Century" style:font-family-generic="roman"/>
    <style:font-face style:name="Calibri" svg:font-family="Calibri" style:font-family-generic="swiss" style:font-pitch="variable"/>
    <style:font-face style:name="Arial Unicode MS" svg:font-family="Arial Unicode MS" style:font-family-generic="swiss" style:font-pitch="variable"/>
    <style:font-face style:name="Arial" svg:font-family="Arial" style:font-family-generic="swiss" style:font-pitch="variable"/>
    <style:font-face style:name="Cambria" svg:font-family="Cambria" style:font-family-generic="roman" style:font-pitch="variable"/>
  </office:font-face-decls>
  <office:automatic-styles>
    <style:style style:name="ID0EEQAG" style:family="paragraph" style:parent-style-name="Normal" style:master-page-name="First_20_Page">
      <style:paragraph-properties style:tab-stop-distance="1.27cm" fo:text-align="center" fo:margin-left="0cm" fo:text-indent="0cm" fo:margin-right="0cm" fo:widows="2" fo:orphans="2"/>
    </style:style>
    <style:style style:name="ID0ENQAG" style:family="text">
      <style:text-properties fo:font-weight="bold" style:font-weight-complex="bold"/>
    </style:style>
    <style:style style:name="ID0ETQAG" style:family="paragraph" style:parent-style-name="Normal">
      <style:paragraph-properties style:tab-stop-distance="1.27cm" fo:text-align="center" fo:margin-left="0cm" fo:text-indent="0cm" fo:margin-right="0cm" fo:widows="2" fo:orphans="2"/>
    </style:style>
    <style:style style:name="ID0E3QAG" style:family="text">
      <style:text-properties fo:font-weight="bold" style:font-weight-complex="bold"/>
    </style:style>
    <style:style style:name="ID0EBRAG" style:family="paragraph" style:parent-style-name="Normal">
      <style:paragraph-properties style:tab-stop-distance="1.27cm" fo:margin-left="0cm" fo:text-indent="0cm" fo:margin-right="0cm" fo:widows="2" fo:orphans="2"/>
      <style:text-properties fo:color="#1F497D"/>
    </style:style>
    <style:style style:name="ID0EIRAG" style:family="paragraph" style:parent-style-name="Normal">
      <style:paragraph-properties style:tab-stop-distance="1.27cm" fo:margin-left="0cm" fo:text-indent="0cm" fo:margin-right="0cm" fo:widows="2" fo:orphans="2"/>
      <style:text-properties fo:color="#1F497D"/>
    </style:style>
    <style:style style:name="ID0EPRAG" style:family="paragraph" style:parent-style-name="Normal">
      <style:paragraph-properties fo:margin-top="0cm" fo:margin-bottom="0cm" fo:margin-left="0cm" fo:margin-right="0cm" fo:text-indent="0cm" fo:widows="2" fo:orphans="2"/>
    </style:style>
    <style:style style:name="ID0E1RAG" style:family="paragraph" style:parent-style-name="Normal">
      <style:paragraph-properties fo:margin-top="0cm" fo:margin-bottom="0cm" fo:margin-left="0cm" fo:margin-right="0cm" fo:text-indent="0cm" fo:widows="2" fo:orphans="2"/>
    </style:style>
    <style:style style:name="ID0E4RAG" style:family="paragraph" style:parent-style-name="Normal">
      <style:paragraph-properties fo:margin-top="0cm" fo:margin-bottom="0cm" fo:margin-left="0cm" fo:margin-right="0cm" fo:text-indent="0cm" fo:widows="2" fo:orphans="2"/>
    </style:style>
    <style:style style:name="ID0EFSAG" style:family="paragraph" style:parent-style-name="Normal">
      <style:paragraph-properties fo:margin-top="0cm" fo:margin-bottom="0cm" fo:margin-left="0cm" fo:margin-right="0cm" fo:text-indent="0cm" fo:widows="2" fo:orphans="2"/>
    </style:style>
    <style:style style:name="ID0EISAG" style:family="paragraph" style:parent-style-name="Normal">
      <style:paragraph-properties fo:margin-top="0cm" fo:margin-bottom="0cm" fo:margin-left="0cm" fo:margin-right="0cm" fo:text-indent="0cm" fo:widows="2" fo:orphans="2"/>
    </style:style>
    <style:style style:name="ID0EQSAG" style:family="paragraph" style:parent-style-name="Normal">
      <style:paragraph-properties fo:margin-top="0cm" fo:margin-bottom="0cm" fo:margin-left="0cm" fo:margin-right="0cm" fo:text-indent="0cm" fo:widows="2" fo:orphans="2"/>
    </style:style>
    <style:style style:name="ID0ETSAG" style:family="paragraph" style:parent-style-name="Normal">
      <style:paragraph-properties fo:margin-top="0cm" fo:margin-bottom="0cm" fo:margin-left="0cm" fo:margin-right="0cm" fo:text-indent="0cm" fo:widows="2" fo:orphans="2"/>
    </style:style>
    <style:style style:name="ID0E4SAG" style:family="paragraph" style:parent-style-name="Normal">
      <style:paragraph-properties fo:margin-top="0cm" fo:margin-bottom="0cm" fo:margin-left="0cm" fo:margin-right="0cm" fo:text-indent="0cm" fo:widows="2" fo:orphans="2"/>
    </style:style>
    <style:style style:name="ID0EATAG" style:family="paragraph" style:parent-style-name="Normal">
      <style:paragraph-properties fo:margin-top="0cm" fo:margin-bottom="0cm" fo:margin-left="0cm" fo:margin-right="0cm" fo:text-indent="0cm" fo:widows="2" fo:orphans="2"/>
    </style:style>
    <style:style style:name="ID0EITAG" style:family="paragraph" style:parent-style-name="Normal">
      <style:paragraph-properties fo:margin-top="0cm" fo:margin-bottom="0cm" fo:margin-left="0cm" fo:margin-right="0cm" fo:text-indent="0cm" fo:widows="2" fo:orphans="2"/>
    </style:style>
    <style:style style:name="ID0ELTAG" style:family="paragraph" style:parent-style-name="Normal">
      <style:paragraph-properties fo:margin-top="0cm" fo:margin-bottom="0cm" fo:margin-left="0cm" fo:margin-right="0cm" fo:text-indent="0cm" fo:widows="2" fo:orphans="2"/>
    </style:style>
    <style:style style:name="ID0EUTAG" style:family="paragraph" style:parent-style-name="Normal">
      <style:paragraph-properties fo:margin-top="0cm" fo:margin-bottom="0cm" fo:margin-left="0cm" fo:margin-right="0cm" fo:text-indent="0cm" fo:widows="2" fo:orphans="2"/>
    </style:style>
    <style:style style:name="ID0EXTAG" style:family="paragraph" style:parent-style-name="Normal">
      <style:paragraph-properties fo:margin-top="0cm" fo:margin-bottom="0cm" fo:margin-left="0cm" fo:margin-right="0cm" fo:text-indent="0cm" fo:widows="2" fo:orphans="2"/>
    </style:style>
    <style:style style:name="ID0E1TAG" style:family="text">
      <style:text-properties fo:color="#000000"/>
    </style:style>
    <style:style style:name="ID0EAUAG" style:family="text">
      <style:text-properties fo:color="#000000"/>
    </style:style>
    <style:style style:name="ID0ELUAG" style:family="paragraph" style:parent-style-name="Normal">
      <style:paragraph-properties fo:margin-top="0cm" fo:margin-bottom="0cm" fo:margin-left="0cm" fo:margin-right="0cm" fo:text-indent="0cm" fo:widows="2" fo:orphans="2"/>
    </style:style>
    <style:style style:name="ID0EOUAG" style:family="paragraph" style:parent-style-name="Normal">
      <style:paragraph-properties style:tab-stop-distance="1.27cm" fo:margin-top="0cm" fo:margin-bottom="0.423cm" fo:margin-left="0cm" fo:text-indent="0cm" fo:margin-right="0cm" fo:widows="2" fo:orphans="2"/>
    </style:style>
    <style:style style:name="ID0E4UAG" style:family="text" style:parent-style-name="Hyperlink">
      <style:text-properties fo:color="#0000FF"/>
    </style:style>
    <style:style style:name="ID0EGVAG" style:family="paragraph" style:parent-style-name="Normal">
      <style:paragraph-properties style:tab-stop-distance="1.27cm" fo:margin-top="0cm" fo:margin-bottom="0.423cm" fo:text-align="center" fo:margin-left="0cm" fo:text-indent="0cm" fo:margin-right="0cm" fo:widows="2" fo:orphans="2"/>
    </style:style>
    <style:style style:name="ID0EQVAG" style:family="paragraph" style:parent-style-name="Normal">
      <style:paragraph-properties style:tab-stop-distance="1.27cm" fo:margin-left="0cm" fo:text-indent="0cm" fo:margin-right="0cm" fo:widows="2" fo:orphans="2"/>
      <style:text-properties fo:font-weight="bold" style:font-weight-complex="bold" fo:color="#21578A" style:font-size-complex="11pt" fo:font-size="11pt"/>
    </style:style>
    <style:style style:name="ID0E4VAG" style:family="section">
      <style:section-properties>
        <style:columns fo:column-count="1"/>
      </style:section-properties>
    </style:style>
    <style:style style:name="ID0ELHAG" style:family="paragraph" style:parent-style-name="Normal">
      <style:paragraph-properties fo:margin-top="0cm" fo:margin-bottom="0cm" fo:margin-left="0cm" fo:margin-right="0cm" fo:text-indent="0cm" fo:widows="2" fo:orphans="2"/>
    </style:style>
    <style:style style:name="ID0EOHAG" style:family="text">
      <style:text-properties fo:color="#000000"/>
    </style:style>
    <style:style style:name="ID0EWHAG" style:family="paragraph" style:parent-style-name="Normal">
      <style:paragraph-properties fo:margin-top="0cm" fo:margin-bottom="0cm" fo:margin-left="0cm" fo:margin-right="0cm" fo:text-indent="0cm" fo:widows="2" fo:orphans="2"/>
    </style:style>
    <style:style style:name="HiddenParagraph" style:family="paragraph" style:parent-style-name="Standard">
      <style:text-properties fo:font-size="2pt" style:font-size-asian="2pt" style:font-size-complex="2pt"/>
    </style:style>
  </office:automatic-styles>
  <office:body>
    <office:text>
      <text:user-field-decls/>
      <text:p text:style-name="ID0EEQAG"><text:span text:style-name="ID0ENQAG">PEW ANALYSIS FINDS HIGHWAYS INCREASINGLY PAID FOR </text:span></text:p>
      <text:p text:style-name="ID0ETQAG"><text:span text:style-name="ID0E3QAG">BY “NON-USER” FUNDING SOURCES</text:span></text:p>
      <text:p text:style-name="ID0EBRAG"/>
      <text:p text:style-name="ID0EIRAG"/>
      <text:p text:style-name="ID0EPRAG">Washington–<text:s text:c="2"/>Highways, which span over four million miles in the United States, are increasingly paid for<text:s/>by ”non-user” fees—including sales, income and property taxes—an analysis released today by Pew’s Subsidyscope project finds.<text:s text:c="2"/>The report shows that in recent years, these revenues are funding a greater share of highway construction and maintenance projects, with a corresponding decrease in the percentage of user contributions—including gas taxes, vehicle registrations and tolls.  </text:p>
      <text:p text:style-name="ID0E1RAG"/>
      <text:p text:style-name="ID0E4RAG">“Our nation’s highway system benefits all Americans, even those who are not drivers,” said Marcus Peacock, director of Subsidyscope.<text:s text:c="2"/>“However, in recent years, user revenues are paying for a smaller share of the pie.<text:s text:c="2"/>That means the broader population is paying a bigger share.”<text:s text:c="2"/></text:p>
      <text:p text:style-name="ID0EFSAG"/>
      <text:p text:style-name="ID0EISAG">Highways are financed by federal, state and local funds.<text:s text:c="2"/>The Highway Trust Fund (HTF), the federal government’s primary means of financing highways, is primarily funded through gas tax receipts.<text:s text:c="2"/>As with user fees in general, the portion of costs covered by the HTF has declined over the last four decades.<text:s/></text:p>
      <text:p text:style-name="ID0EQSAG"/>
      <text:p text:style-name="ID0ETSAG">Various factors account for the shift in funding away from users fees, including the fact that gas taxes, which are not indexed to increase with inflation, are losing their buying power.<text:s text:c="2"/>As new technologies develop, cars are becoming more fuel efficient, requiring less gas, and contributing fewer dollars in user fees.<text:s text:c="2"/>At the same time, costs are increasing for both maintenance and new road construction.<text:s text:c="2"/></text:p>
      <text:p text:style-name="ID0E4SAG"/>
      <text:p text:style-name="ID0EATAG">At their height in the early 1960s, highway user fees once covered more than 70 percent of construction and maintenance costs.<text:s text:c="2"/>However, Subsidyscope’s analysis of Federal Highway Administration statistics finds that user fees financed 51 percent of highway construction and maintenance costs in 2007.<text:s text:c="2"/></text:p>
      <text:p text:style-name="ID0EITAG"/>
      <text:p text:style-name="ID0ELTAG">Subsidyscope’s analysis was conducted on available data through 2007.<text:s text:c="2"/>Stimulus funds—on which<text:s/>data have yet to be published—constitute “non-user” fees and are likely to contribute to the upward trend of “non-user” fees supporting highways.<text:s text:c="4"/></text:p>
      <text:p text:style-name="ID0EUTAG"/>
      <text:p text:style-name="ID0EXTAG"><text:span text:style-name="ID0E1TAG">The dataset and analysis were released as part of Subsidyscope’s broader look at all federal spending on </text:span><text:span text:style-name="ID0EAUAG">subsidy programs in the transportation sector, including rail, aviation, highways and maritime. Subsequent analyses will look at other </text:span>sectors such as energy, healthcare, nonprofits and housing.  Subsidyscope’s goal is to make data on federal spending and subsidies more transparent and accessible to the public, the media and policymakers and does not take a position on the value of any subsidy.</text:p>
      <text:p text:style-name="ID0ELUAG"/>
      <text:p text:style-name="ID0EOUAG">The Pew Economic Policy Group is a division of The Pew Charitable Trusts and promotes policies and practices that<text:s/>strengthen the U.S. economy.  Pew applies a rigorous, analytical approach to improve public policy, inform the public and stimulate civic life. <text:s/><text:a xlink:type="simple" office:title="" xlink:href="http://www.pewtrusts.org/economicpolicy"><text:span text:style-name="ID0E4UAG">www.pewtrusts.org</text:span></text:a><text:s/></text:p>
      <text:p text:style-name="ID0EGVAG">###</text:p>
      <text:p text:style-name="ID0EQVAG"/>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Times New Roman" svg:font-family="Times New Roman" style:font-family-generic="roman" style:font-pitch="variable"/>
    <style:font-face style:name="Tahoma" svg:font-family="Tahoma" style:font-family-generic="swiss" style:font-pitch="variable"/>
    <style:font-face style:name="Consolas" svg:font-family="Consolas" style:font-family-generic="modern" style:font-pitch="fixed"/>
    <style:font-face style:name="BGNPI P+ Century" svg:font-family="BGNPI P+ Century" style:font-family-generic="roman"/>
    <style:font-face style:name="Calibri" svg:font-family="Calibri" style:font-family-generic="swiss" style:font-pitch="variable"/>
    <style:font-face style:name="Arial Unicode MS" svg:font-family="Arial Unicode MS" style:font-family-generic="swiss" style:font-pitch="variable"/>
    <style:font-face style:name="Arial" svg:font-family="Arial" style:font-family-generic="swiss" style:font-pitch="variable"/>
    <style:font-face style:name="Cambria" svg:font-family="Cambria" style:font-family-generic="roman" style:font-pitch="variable"/>
  </office:font-face-decls>
  <office:styles>
    <style:default-style style:family="paragraph">
      <style:paragraph-properties style:tab-stop-distance="1.27cm" fo:widows="2" fo:orphans="2" style:vertical-align="auto"/>
      <style:text-properties style:font-size-complex="12pt" fo:font-size="12pt" fo:hyphenate="false" style:font-name="Times New Roman" style:font-name-complex="Times New Roman" style:font-name-asian="Times New Roman" fo:language="en" fo:country="US" style:language-complex="ar" style:country-complex="SA" style:language-asian="en" style:country-asian="US" style:vertical-align="auto" style:use-window-font-color="true"/>
    </style:default-style>
    <style:default-style style:family="text">
      <style:text-properties style:font-name="Times New Roman" style:font-name-complex="Times New Roman" style:font-name-asian="Times New Roman" fo:language="en" fo:country="US" style:language-complex="ar" style:country-complex="SA" style:language-asian="en" style:country-asian="US" style:use-window-font-color="true" fo:font-size="10pt" style:font-size-complex="10pt" style:font-size-asian="10pt"/>
    </style:default-style>
    <style:default-style style:family="table">
      <style:table-properties table:border-model="collapsing" fo:margin-left="-0.191cm"/>
    </style:default-style>
    <style:style style:name="Normal" style:display-name="Normal" style:family="paragraph">
      <style:paragraph-properties fo:margin-left="0cm" fo:text-indent="0cm" fo:margin-right="0cm" fo:widows="2" fo:orphans="2"/>
      <style:text-properties style:font-size-complex="12pt" fo:font-size="12pt" fo:hyphenate="false"/>
    </style:style>
    <style:style style:name="DefaultParagraphFont" style:display-name="Default Paragraph Font" style:family="text">
      <style:text-properties/>
    </style:style>
    <style:style style:name="TableNormal" style:display-name="Normal Table" style:family="table"/>
    <style:style style:name="BalloonText" style:display-name="Balloon Text" style:family="paragraph" style:parent-style-name="Normal">
      <style:paragraph-properties/>
      <style:text-properties style:font-name="Tahoma" style:font-name-complex="Tahoma" style:font-size-complex="8pt" fo:font-size="8pt"/>
    </style:style>
    <style:style style:name="BalloonTextChar" style:display-name="Balloon Text Char" style:family="text" style:parent-style-name="DefaultParagraphFont">
      <style:text-properties/>
    </style:style>
    <style:style style:name="Header" style:display-name="header" style:family="paragraph" style:parent-style-name="Normal">
      <style:paragraph-properties fo:margin-left="0cm" fo:text-indent="0cm" fo:margin-right="0cm" fo:widows="2" fo:orphans="2">
        <style:tab-stops>
          <style:tab-stop style:type="center" style:position="7.62cm"/>
          <style:tab-stop style:type="right" style:position="15.24cm"/>
        </style:tab-stops>
      </style:paragraph-properties>
    </style:style>
    <style:style style:name="HeaderChar" style:display-name="Header Char" style:family="text" style:parent-style-name="DefaultParagraphFont">
      <style:text-properties style:font-size-complex="12pt" fo:font-size="12pt"/>
    </style:style>
    <style:style style:name="Footer" style:display-name="footer" style:family="paragraph" style:parent-style-name="Normal">
      <style:paragraph-properties fo:margin-left="0cm" fo:text-indent="0cm" fo:margin-right="0cm" fo:widows="2" fo:orphans="2">
        <style:tab-stops>
          <style:tab-stop style:type="center" style:position="7.62cm"/>
          <style:tab-stop style:type="right" style:position="15.24cm"/>
        </style:tab-stops>
      </style:paragraph-properties>
    </style:style>
    <style:style style:name="FooterChar" style:display-name="Footer Char" style:family="text" style:parent-style-name="DefaultParagraphFont">
      <style:text-properties style:font-size-complex="12pt" fo:font-size="12pt"/>
    </style:style>
    <style:style style:name="Hyperlink" style:display-name="Hyperlink" style:family="text" style:parent-style-name="DefaultParagraphFont">
      <style:text-properties fo:color="#0000FF" style:text-underline-style="solid" style:text-underline-type="single" style:text-underline-width="normal"/>
    </style:style>
    <style:style style:name="CommentReference" style:display-name="annotation reference" style:family="text" style:parent-style-name="DefaultParagraphFont">
      <style:text-properties style:font-size-complex="8pt" fo:font-size="8pt"/>
    </style:style>
    <style:style style:name="CommentText" style:display-name="annotation text" style:family="paragraph" style:parent-style-name="Normal">
      <style:paragraph-properties/>
      <style:text-properties style:font-size-complex="10pt" fo:font-size="10pt"/>
    </style:style>
    <style:style style:name="CommentTextChar" style:display-name="Comment Text Char" style:family="text" style:parent-style-name="DefaultParagraphFont">
      <style:text-properties/>
    </style:style>
    <style:style style:name="CommentSubject" style:display-name="annotation subject" style:family="paragraph" style:parent-style-name="CommentText" style:next-style-name="CommentText">
      <style:paragraph-properties/>
      <style:text-properties fo:font-weight="bold" style:font-weight-complex="bold"/>
    </style:style>
    <style:style style:name="CommentSubjectChar" style:display-name="Comment Subject Char" style:family="text" style:parent-style-name="CommentTextChar">
      <style:text-properties fo:font-weight="bold" style:font-weight-complex="bold"/>
    </style:style>
    <style:style style:name="PlainText" style:display-name="Plain Text" style:family="paragraph" style:parent-style-name="Normal">
      <style:paragraph-properties/>
      <style:text-properties style:font-name="Consolas" style:font-name-complex="Consolas" style:font-size-complex="10.5pt" fo:font-size="10.5pt"/>
    </style:style>
    <style:style style:name="PlainTextChar" style:display-name="Plain Text Char" style:family="text" style:parent-style-name="DefaultParagraphFont">
      <style:text-properties style:font-name="Consolas" style:font-name-complex="Consolas" style:font-size-complex="10.5pt" fo:font-size="10.5pt"/>
    </style:style>
    <style:style style:name="PageNumber" style:display-name="page number" style:family="text" style:parent-style-name="DefaultParagraphFont">
      <style:text-properties/>
    </style:style>
    <style:style style:name="Default" style:display-name="Default" style:family="paragraph">
      <style:paragraph-properties style:text-autospace="none" fo:margin-left="0cm" fo:text-indent="0cm" fo:margin-right="0cm" fo:widows="2" fo:orphans="2"/>
      <style:text-properties style:font-name="BGNPI P+ Century" style:font-name-complex="BGNPI P+ Century" style:font-name-asian="Calibri" fo:color="#000000" style:font-size-complex="12pt" fo:font-size="12pt" style:font-size-asian="12pt" fo:hyphenate="false"/>
    </style:style>
    <style:style style:name="NormalWeb" style:display-name="Normal (Web)" style:family="paragraph" style:parent-style-name="Normal">
      <style:paragraph-properties fo:margin-top="0.176cm" fo:margin-bottom="0.176cm" fo:margin-left="0cm" fo:text-indent="0cm" fo:margin-right="0cm" fo:widows="2" fo:orphans="2"/>
    </style:style>
    <style:style style:name="FootnoteReference" style:display-name="footnote reference" style:family="text">
      <style:text-properties style:text-position="super 58%"/>
    </style:style>
    <style:style style:name="FootnoteCharacters" style:display-name="Footnote Characters" style:family="text">
      <style:text-properties/>
    </style:style>
    <style:style style:name="FootnoteText" style:display-name="footnote text" style:family="paragraph" style:parent-style-name="Normal">
      <style:paragraph-properties text:number-lines="false" fo:margin-left="0.499cm" fo:text-indent="-0.499cm" fo:margin-right="0cm" fo:widows="0" fo:orphans="0"/>
      <style:text-properties style:font-name="Calibri" style:font-name-asian="Arial Unicode MS" style:letter-kerning="true" style:font-size-complex="10pt" fo:font-size="10pt" style:font-size-asian="10pt"/>
    </style:style>
    <style:style style:name="FootnoteTextChar" style:display-name="Footnote Text Char" style:family="text" style:parent-style-name="DefaultParagraphFont">
      <style:text-properties style:font-name="Calibri" style:font-name-asian="Arial Unicode MS" style:letter-kerning="true"/>
    </style:style>
    <style:style style:name="Revision" style:display-name="Revision" style:family="paragraph">
      <style:paragraph-properties fo:margin-left="0cm" fo:text-indent="0cm" fo:margin-right="0cm" fo:widows="2" fo:orphans="2"/>
      <style:text-properties style:font-size-complex="12pt" fo:font-size="12pt" fo:hyphenate="false"/>
    </style:sty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office:styles>
  <office:automatic-styles>
    <style:style style:name="ID0EZF" style:family="paragraph" style:parent-style-name="Header">
      <style:paragraph-properties style:tab-stop-distance="1.27cm" fo:margin-left="0cm" fo:text-indent="0cm" fo:margin-right="0cm" fo:widows="2" fo:orphans="2">
        <style:tab-stops>
          <style:tab-stop style:type="center" style:position="7.62cm"/>
          <style:tab-stop style:type="right" style:position="15.24cm"/>
        </style:tab-stops>
      </style:paragraph-properties>
    </style:style>
    <style:style style:name="ID0EIIAG" style:family="paragraph" style:parent-style-name="Normal">
      <style:paragraph-properties style:tab-stop-distance="1.27cm" fo:line-height="0.847cm" fo:text-align="justify" fo:margin-left="0cm" fo:text-indent="0cm" fo:margin-right="0cm" fo:widows="2" fo:orphans="2"/>
    </style:style>
    <style:style style:name="ID0EGJAG" style:family="paragraph" style:parent-style-name="Normal">
      <style:paragraph-properties fo:margin-top="0cm" fo:margin-bottom="0cm" fo:margin-left="0cm" fo:margin-right="0cm" fo:text-indent="0cm" fo:widows="2" fo:orphans="2"/>
    </style:style>
    <style:style style:name="ID0EMJAG" style:family="graphic" style:parent-style-name="Graphics">
      <style:graphic-properties draw:flow-with-text="false"/>
    </style:style>
    <style:style style:name="ID0E4KAG" style:family="text">
      <style:text-properties fo:color="#5EB4F6" style:font-size-complex="30pt" fo:font-size="30pt"/>
    </style:style>
    <style:style style:name="ID0EGLAG" style:family="paragraph" style:parent-style-name="Normal">
      <style:paragraph-properties style:tab-stop-distance="1.27cm" fo:text-align="justify" fo:margin-left="0cm" fo:text-indent="0cm" fo:margin-right="0cm" fo:widows="2" fo:orphans="2"/>
      <style:text-properties style:font-name="Arial" style:font-name-complex="Arial" fo:color="#5EB4F6" fo:letter-spacing="0.026cm" style:font-size-complex="8pt" fo:font-size="8pt"/>
    </style:style>
    <style:style style:name="ID0EZLAG" style:family="paragraph" style:parent-style-name="Normal">
      <style:paragraph-properties style:tab-stop-distance="1.27cm" fo:text-align="justify" fo:margin-left="0cm" fo:text-indent="0cm" fo:margin-right="0cm" fo:widows="2" fo:orphans="2"/>
    </style:style>
    <style:style style:name="ID0EMMAG" style:family="text">
      <style:text-properties style:font-name="Arial" style:font-name-complex="Arial" fo:color="#5EB4F6" fo:letter-spacing="0.026cm" style:font-size-complex="8pt" fo:font-size="8pt"/>
    </style:style>
    <style:style style:name="ID0E2MAG" style:family="paragraph" style:parent-style-name="Normal">
      <style:paragraph-properties style:tab-stop-distance="1.27cm" fo:text-align="justify" fo:margin-left="0cm" fo:text-indent="0cm" fo:margin-right="0cm" fo:widows="2" fo:orphans="2"/>
    </style:style>
    <style:style style:name="ID0EONAG" style:family="text">
      <style:text-properties style:font-name="Arial" style:font-name-complex="Arial" fo:color="#5EB4F6" fo:letter-spacing="0.026cm" style:font-size-complex="8pt" fo:font-size="8pt"/>
    </style:style>
    <style:style style:name="ID0E4NAG" style:family="paragraph" style:parent-style-name="Normal">
      <style:paragraph-properties style:tab-stop-distance="1.27cm" fo:text-align="justify" fo:margin-left="0cm" fo:text-indent="0cm" fo:margin-right="0cm" fo:widows="2" fo:orphans="2"/>
    </style:style>
    <style:style style:name="ID0ESOAG" style:family="text">
      <style:text-properties style:font-name="Arial" style:font-name-complex="Arial" fo:font-weight="bold" style:font-weight-complex="bold" fo:color="#5EB4F6" fo:letter-spacing="0.026cm" style:font-size-complex="9pt" fo:font-size="9pt"/>
    </style:style>
    <style:style style:name="ID0EDPAG" style:family="paragraph" style:parent-style-name="Normal">
      <style:paragraph-properties style:tab-stop-distance="1.27cm" fo:margin-left="0cm" fo:text-indent="0cm" fo:margin-right="0cm" fo:widows="2" fo:orphans="2"/>
      <style:text-properties fo:font-style="italic" style:font-style-complex="italic" fo:color="#1F497D"/>
    </style:style>
    <style:style style:name="ID0EMPAG" style:family="paragraph" style:parent-style-name="Normal">
      <style:paragraph-properties style:tab-stop-distance="1.27cm" fo:text-align="center" fo:margin-left="0cm" fo:text-indent="0cm" fo:margin-right="0cm" fo:widows="2" fo:orphans="2"/>
      <style:text-properties fo:font-weight="bold" style:font-weight-complex="bold"/>
    </style:style>
    <style:style style:name="ID0EVPAG" style:family="paragraph" style:parent-style-name="Normal">
      <style:paragraph-properties style:tab-stop-distance="1.27cm" fo:margin-left="0cm" fo:text-indent="0cm" fo:margin-right="0cm" fo:widows="2" fo:orphans="2"/>
      <style:text-properties style:font-size-complex="11pt" fo:font-size="11pt"/>
    </style:style>
    <style:style style:family="graphic" style:name="Text_20_Box_20_1ID0ESIAG" style:parent-style-name="Frame">
      <style:graphic-properties style:run-through="background" style:wrap="run-through" fo:margin-left="0" fo:margin-right="0" draw:stroke="none" fo:border="none" fo:min-width="0cm" fo:wrap-option="no-wrap" style:horizontal-pos="from-left" style:horizontal-rel="paragraph" style:vertical-pos="from-top" style:vertical-rel="paragraph-content" style:flow-with-text="false" fo:background-color="#ffffff" draw:fill-color="#ffffff" draw:z-index="751660288" style:number-wrapped-paragraphs="no-limit" draw:auto-grow-height="false" draw:auto-grow-width="false" fo:padding-left="0.254cm" fo:padding-top="0.127cm" fo:padding-right="0.254cm" fo:padding-bottom="0.127cm"/>
    </style:style>
    <style:style style:name="ID0EJF" style:family="paragraph" style:parent-style-name="Footer">
      <style:paragraph-properties style:tab-stop-distance="1.27cm" fo:margin-left="0cm" fo:text-indent="0cm" fo:margin-right="0cm" fo:widows="2" fo:orphans="2">
        <style:tab-stops>
          <style:tab-stop style:type="center" style:position="7.62cm"/>
          <style:tab-stop style:type="right" style:position="15.24cm"/>
        </style:tab-stops>
      </style:paragraph-properties>
    </style:style>
    <style:style style:name="ID0EPF" style:family="paragraph" style:parent-style-name="Normal">
      <style:paragraph-properties fo:margin-top="0cm" fo:margin-bottom="0cm" fo:margin-left="0cm" fo:margin-right="0cm" fo:text-indent="0cm" fo:widows="2" fo:orphans="2"/>
    </style:style>
    <style:style style:name="ID0E4GAG" style:family="paragraph" style:parent-style-name="Footer">
      <style:paragraph-properties style:tab-stop-distance="1.27cm" fo:margin-left="0cm" fo:text-indent="0cm" fo:margin-right="0cm" fo:widows="2" fo:orphans="2">
        <style:tab-stops>
          <style:tab-stop style:type="center" style:position="7.62cm"/>
          <style:tab-stop style:type="right" style:position="15.24cm"/>
        </style:tab-stops>
      </style:paragraph-properties>
    </style:style>
    <style:page-layout style:name="PAGEID0E4VAG">
      <style:page-layout-properties fo:page-width="21.59cm" fo:page-height="27.94cm" fo:margin-top="1.27cm" fo:margin-left="2.54cm" fo:margin-bottom="1.27cm" fo:margin-right="2.54cm">
        <style:footnote-sep style:distance-before-sep="0cm" style:distance-after-sep="0cm" style:width="0.005cm" style:rel-width="30.890369473046632"/>
        <style:columns fo:column-count="1"/>
      </style:page-layout-properties>
      <style:header-style>
        <style:header-footer-properties fo:margin-bottom="-0.1cm" style:dynamic-spacing="true" fo:margin-left="0cm" fo:margin-right="0cm" fo:min-height="0cm"/>
      </style:header-style>
      <style:footer-style>
        <style:header-footer-properties style:dynamic-spacing="true" fo:margin-top="-0.1cm" fo:margin-left="0cm" fo:margin-right="0cm" fo:min-height="0cm"/>
      </style:footer-style>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4VAG">
      <style:header>
        <text:p text:style-name="ID0EZF"/>
      </style:header>
      <style:footer>
        <text:p text:style-name="ID0EJF"/>
        <text:p text:style-name="ID0EPF">-</text:p>
      </style:footer>
    </style:master-page>
    <style:master-page style:name="First_20_Page" style:page-layout-name="PAGEID0E4VAG" style:next-style-name="Standard" style:display-name="First Page">
      <style:header>
        <text:p text:style-name="ID0EIIAG"><draw:frame draw:name="Frame1" draw:style-name="Text_20_Box_20_1ID0ESIAG" text:anchor-type="paragraph" svg:width="5.078cm" svg:height="1.986cm" svg:x="12.684cm" svg:y="-0.31cm" draw:z-index="751660288"><draw:text-box><text:p text:style-name="ID0EGJAG"><draw:frame text:anchor-type="as-char" draw:z-index="500000000" draw:style-name="ID0EMJAG" draw:name="Picture 2" svg:height="1.72cm" svg:width="4.498cm"><draw:image xlink:type="simple" xlink:show="embed" xlink:actuate="onLoad" xlink:href="Pictures/image1.jpeg"/></draw:frame></text:p></draw:text-box></draw:frame><text:span text:style-name="ID0E4KAG">news</text:span></text:p>
        <text:p text:style-name="ID0EGLAG"/>
        <text:p text:style-name="ID0EZLAG"><text:span text:style-name="ID0EMMAG">CONTACT: CYNTHIA MAGNUSON</text:span></text:p>
        <text:p text:style-name="ID0E2MAG"><text:span text:style-name="ID0EONAG">202-540-6391 | cmagnuson@pewtrusts.org</text:span></text:p>
        <text:p text:style-name="ID0E4NAG"><text:span text:style-name="ID0ESOAG">For Immediate Release—November 24, 2009</text:span></text:p>
        <text:p text:style-name="ID0EDPAG"/>
        <text:p text:style-name="ID0EMPAG"/>
        <text:p text:style-name="ID0EVPAG"/>
      </style:header>
      <style:footer>
        <text:p text:style-name="ID0E4GAG"/>
      </style:footer>
    </style:master-page>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DF Add-in for Microsoft Office 3.0.5246.0 (12.0.6504)</meta:generator>
    <dc:title>October 3, 2006</dc:title>
    <dc:description/>
    <meta:initial-creator>jriordan</meta:initial-creator>
    <meta:creation-date>2009-11-25T16:30:00</meta:creation-date>
    <dc:creator/>
    <dc:date>2009-11-25T16:30:00</dc:date>
    <meta:print-date>2009-11-23T12:49:00</meta:print-date>
    <dc:subject/>
    <meta:editing-cycles>2</meta:editing-cycles>
    <meta:document-statistic/>
    <meta:editing-duration>PT0H0M0S</meta:editing-duration>
    <meta:user-defined meta:name="Company" meta:value-type="string"/>
  </office:meta>
</office:document-meta>
</file>